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3366" draw:fill-image-width="0cm" draw:fill-image-height="0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162cm" fo:min-width="0cm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401cm" fo:min-width="0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4.113cm" fo:min-width="0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5.399cm" fo:min-width="0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1.231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  <style:text-properties fo:color="#eeeeee" fo:font-family="'Ubuntu Mono'" style:font-style-name="Italic" style:font-family-generic="modern" style:font-pitch="fixed" fo:font-size="70pt" fo:letter-spacing="-0.053cm" fo:font-weight="bold" style:font-size-asian="70pt" style:font-weight-asian="bold" style:font-size-complex="70pt" style:font-weight-complex="bold"/>
    </style:style>
    <style:style style:name="P3" style:family="paragraph">
      <style:paragraph-properties fo:margin-top="0cm" fo:margin-bottom="0cm"/>
      <style:text-properties fo:color="#eeeeee" fo:font-family="'Trebuchet MS'" style:font-style-name="Italic" style:font-family-generic="swiss" style:font-pitch="variable" fo:font-size="70pt" fo:letter-spacing="-0.053cm" fo:font-weight="bold" style:font-size-asian="70pt" style:font-weight-asian="bold" style:font-size-complex="70pt" style:font-weight-complex="bold"/>
    </style:style>
    <style:style style:name="P4" style:family="paragraph">
      <style:paragraph-properties fo:margin-top="0cm" fo:margin-bottom="0.102cm"/>
      <style:text-properties fo:font-size="21pt" style:font-size-asian="21pt" style:font-size-complex="21pt"/>
    </style:style>
    <style:style style:name="P5" style:family="paragraph">
      <style:paragraph-properties fo:margin-top="0cm" fo:margin-bottom="0.102cm"/>
      <style:text-properties fo:color="#eeeeee" fo:font-family="'Ubuntu Mono'" style:font-style-name="Italic" style:font-family-generic="modern" style:font-pitch="fixed" fo:font-size="18pt" fo:letter-spacing="-0.053cm" fo:font-weight="bold" style:font-size-asian="18pt" style:font-weight-asian="bold" style:font-size-complex="18pt" style:font-weight-complex="bold"/>
    </style:style>
    <style:style style:name="P6" style:family="paragraph">
      <style:paragraph-properties fo:margin-top="0cm" fo:margin-bottom="0.279cm"/>
      <style:text-properties fo:font-size="16pt" fo:letter-spacing="-0.053cm" style:font-size-asian="16pt" style:font-size-complex="16pt"/>
    </style:style>
    <style:style style:name="P7" style:family="paragraph">
      <style:paragraph-properties fo:margin-top="0cm" fo:margin-bottom="0.279cm"/>
      <style:text-properties fo:color="#eeeeee" fo:font-family="'Ubuntu Mono'" style:font-style-name="Italic" style:font-family-generic="modern" style:font-pitch="fixed" fo:font-size="16pt" fo:letter-spacing="normal" style:font-size-asian="16pt" style:font-size-complex="16pt"/>
    </style:style>
    <style:style style:name="P8" style:family="paragraph">
      <style:text-properties fo:letter-spacing="-0.053cm"/>
    </style:style>
    <style:style style:name="P9" style:family="paragraph">
      <style:text-properties fo:color="#eeeeee" fo:font-family="'Ubuntu Mono'" style:font-style-name="Italic" style:font-family-generic="modern" style:font-pitch="fixed" fo:letter-spacing="-0.053cm"/>
    </style:style>
    <style:style style:name="P10" style:family="paragraph">
      <style:text-properties fo:color="#993366" fo:font-family="'Ubuntu Mono'" style:font-style-name="Italic" style:font-family-generic="modern" style:font-pitch="fixed" fo:font-size="21pt" fo:letter-spacing="normal" style:font-size-asian="21pt" style:font-size-complex="21pt"/>
    </style:style>
    <style:style style:name="P11" style:family="paragraph">
      <style:text-properties fo:color="#993366" fo:font-family="'Ubuntu Mono'" style:font-style-name="Italic" style:font-family-generic="modern" style:font-pitch="fixed" fo:font-size="21pt" style:font-size-asian="21pt" style:font-size-complex="21pt"/>
    </style:style>
    <style:style style:name="P12" style:family="paragraph">
      <style:text-properties fo:font-family="'Ubuntu Mono'" style:font-style-name="Italic" style:font-family-generic="modern" style:font-pitch="fixed" fo:font-size="14pt" style:font-size-asian="14pt" style:font-size-complex="14pt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style:paragraph-properties fo:margin-top="0cm" fo:margin-bottom="0.051cm" style:line-height-at-least="0.176cm"/>
      <style:text-properties fo:font-family="'Ubuntu Mono'" style:font-style-name="Italic" style:font-family-generic="modern" style:font-pitch="fixed" fo:font-size="14pt" style:font-family-asian="Verdana" style:font-family-generic-asian="swiss" style:font-pitch-asian="variable" style:font-size-asian="14pt" style:font-size-complex="14pt"/>
    </style:style>
    <style:style style:name="P15" style:family="paragraph">
      <style:text-properties fo:font-family="'Ubuntu Mono'" style:font-style-name="Italic" style:font-family-generic="modern" style:font-pitch="fixed" fo:font-size="16pt" style:font-size-asian="16pt" style:font-size-complex="16pt"/>
    </style:style>
    <style:style style:name="T1" style:family="text">
      <style:text-properties fo:color="#eeeeee" fo:font-family="'Ubuntu Mono'" style:font-style-name="Italic" style:font-family-generic="modern" style:font-pitch="fixed" fo:font-size="70pt" fo:letter-spacing="-0.053cm" fo:font-weight="bold" style:font-size-asian="70pt" style:font-weight-asian="bold" style:font-size-complex="70pt" style:font-weight-complex="bold"/>
    </style:style>
    <style:style style:name="T2" style:family="text">
      <style:text-properties fo:color="#eeeeee" fo:font-family="'Ubuntu Mono'" style:font-style-name="Italic" style:font-family-generic="modern" style:font-pitch="fixed" fo:font-size="21pt" fo:letter-spacing="-0.053cm" fo:font-weight="bold" style:font-size-asian="21pt" style:font-weight-asian="bold" style:font-size-complex="21pt" style:font-weight-complex="bold"/>
    </style:style>
    <style:style style:name="T3" style:family="text">
      <style:text-properties fo:color="#eeeeee" fo:font-family="'Ubuntu Mono'" style:font-style-name="Italic" style:font-family-generic="modern" style:font-pitch="fixed" fo:font-size="16pt" fo:letter-spacing="-0.053cm" style:font-size-asian="16pt" style:font-size-complex="16pt"/>
    </style:style>
    <style:style style:name="T4" style:family="text">
      <style:text-properties fo:color="#eeeeee" fo:font-family="'Ubuntu Mono'" style:font-style-name="Italic" style:font-family-generic="modern" style:font-pitch="fixed" fo:letter-spacing="-0.053cm"/>
    </style:style>
    <style:style style:name="T5" style:family="text">
      <style:text-properties fo:color="#993366" fo:font-family="'Ubuntu Mono'" style:font-style-name="Italic" style:font-family-generic="modern" style:font-pitch="fixed" fo:font-size="21pt" fo:letter-spacing="normal" style:font-size-asian="21pt" style:font-size-complex="21pt"/>
    </style:style>
    <style:style style:name="T6" style:family="text">
      <style:text-properties fo:color="#993366" fo:font-family="'Ubuntu Mono'" style:font-style-name="Italic" style:font-family-generic="modern" style:font-pitch="fixed" fo:font-size="21pt" style:font-size-asian="21pt" style:font-size-complex="21pt"/>
    </style:style>
    <style:style style:name="T7" style:family="text">
      <style:text-properties fo:font-family="'Ubuntu Mono'" style:font-style-name="Italic" style:font-family-generic="modern" style:font-pitch="fixed" fo:font-size="14pt" style:font-size-asian="14pt" style:font-size-complex="14pt"/>
    </style:style>
    <style:style style:name="T8" style:family="text">
      <style:text-properties fo:font-family="'Ubuntu Mono'" style:font-style-name="Italic" style:font-family-generic="modern" style:font-pitch="fixed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use-window-font-color="true" style:text-outline="false" style:text-line-through-style="none" fo:font-family="'Ubuntu Mono'" style:font-style-name="Italic" style:font-family-generic="modern" style:font-pitch="fixed" fo:font-size="14pt" fo:font-style="normal" fo:text-shadow="none" style:text-underline-style="none" fo:font-weight="normal" style:letter-kerning="true" style:font-family-asian="'Century Gothic'" style:font-family-generic-asian="swiss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'Ubuntu Mono'" style:font-style-name="Italic" style:font-family-generic="modern" style:font-pitch="fixed" fo:font-size="14pt" style:font-size-asian="14pt" style:font-size-complex="14pt"/>
    </style:style>
    <style:style style:name="T11" style:family="text">
      <style:text-properties fo:font-family="'Ubuntu Mono'" style:font-style-name="Italic" style:font-family-generic="modern" style:font-pitch="fixed" fo:font-size="14pt" style:text-underline-style="none" style:font-family-asian="Verdana" style:font-family-generic-asian="swiss" style:font-pitch-asian="variable" style:font-size-asian="14pt" style:font-size-complex="14pt"/>
    </style:style>
    <style:style style:name="T12" style:family="text">
      <style:text-properties fo:font-family="'Ubuntu Mono'" style:font-style-name="Italic" style:font-family-generic="modern" style:font-pitch="fixed" fo:font-size="14pt" style:font-family-asian="Verdana" style:font-family-generic-asian="swiss" style:font-pitch-asian="variable" style:font-size-asian="14pt" style:font-size-complex="14pt"/>
    </style:style>
    <style:style style:name="T13" style:family="text">
      <style:text-properties fo:font-family="'Ubuntu Mono'" style:font-style-name="Italic" style:font-family-generic="modern" style:font-pitch="fixe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.59cm" svg:height="3.81cm" svg:x="0cm" svg:y="0cm">
          <text:p/>
        </draw:rect>
        <draw:frame draw:style-name="gr2" draw:text-style-name="P3" draw:layer="layout" svg:width="13.589cm" svg:height="2.719cm" svg:x="0.039cm" svg:y="0.509cm">
          <draw:text-box>
            <text:p text:style-name="P2"><text:span text:style-name="T1">RYAN COMBES</text:span></text:p>
          </draw:text-box>
        </draw:frame>
        <draw:frame draw:style-name="gr3" draw:text-style-name="P5" draw:layer="layout" svg:width="2.792cm" svg:height="1.835cm" svg:x="13.595cm" svg:y="1.016cm">
          <draw:text-box>
            <text:p text:style-name="P4"><text:span text:style-name="T2">EMAIL</text:span></text:p>
            <text:p text:style-name="P4"><text:span text:style-name="T2">WEBSITE</text:span></text:p>
          </draw:text-box>
        </draw:frame>
        <draw:frame draw:style-name="gr4" draw:text-style-name="P7" draw:layer="layout" svg:width="5.963cm" svg:height="1.674cm" svg:x="15.33cm" svg:y="1.117cm">
          <draw:text-box>
            <text:p text:style-name="P6"><text:span text:style-name="T3"><text:a xlink:href="mailto:shasharala@outlook.com">shasharala@outlook.com</text:a></text:span></text:p>
            <text:p text:style-name="P6"><text:span text:style-name="T3"><text:s text:c="3"/></text:span><text:span text:style-name="T3">www.shasharala.net</text:span></text:p>
          </draw:text-box>
        </draw:frame>
        <draw:rect draw:style-name="gr1" draw:text-style-name="P1" draw:layer="layout" svg:width="21.59cm" svg:height="1.651cm" svg:x="0cm" svg:y="26.289cm">
          <text:p/>
        </draw:rect>
        <draw:frame draw:style-name="gr5" draw:text-style-name="P9" draw:layer="layout" svg:width="2.794cm" svg:height="1.016cm" svg:x="18.288cm" svg:y="26.67cm">
          <draw:text-box>
            <text:p text:style-name="P8"><text:span text:style-name="T4">15/01/12</text:span></text:p>
          </draw:text-box>
        </draw:frame>
        <draw:frame draw:style-name="gr3" draw:text-style-name="P10" draw:layer="layout" svg:width="4.227cm" svg:height="0.996cm" svg:x="0.26cm" svg:y="4.106cm">
          <draw:text-box>
            <text:p text:style-name="P10"><text:span text:style-name="T5">EXPERIENCE</text:span></text:p>
          </draw:text-box>
        </draw:frame>
        <draw:frame draw:style-name="gr3" draw:text-style-name="P11" draw:layer="layout" svg:width="3.855cm" svg:height="0.996cm" svg:x="0.254cm" svg:y="20.574cm">
          <draw:text-box>
            <text:p text:style-name="P11"><text:span text:style-name="T6">EDUCATION</text:span></text:p>
          </draw:text-box>
        </draw:frame>
        <draw:frame draw:style-name="gr3" draw:text-style-name="P11" draw:layer="layout" svg:width="3.482cm" svg:height="0.996cm" svg:x="10.516cm" svg:y="4.084cm">
          <draw:text-box>
            <text:p text:style-name="P11"><text:span text:style-name="T6">PROJECTS</text:span></text:p>
          </draw:text-box>
        </draw:frame>
        <draw:frame draw:style-name="gr3" draw:text-style-name="P11" draw:layer="layout" svg:width="2.737cm" svg:height="0.996cm" svg:x="10.516cm" svg:y="16.256cm">
          <draw:text-box>
            <text:p text:style-name="P11"><text:span text:style-name="T6">SKILLS</text:span></text:p>
          </draw:text-box>
        </draw:frame>
        <draw:frame draw:style-name="gr6" draw:text-style-name="P12" draw:layer="layout" svg:width="10.287cm" svg:height="14.867cm" svg:x="0.254cm" svg:y="4.915cm">
          <draw:text-box>
            <text:p text:style-name="P12"><text:span text:style-name="T7">Customer Service Sales Associate, Fry's Electronics (</text:span><text:span text:style-name="T8">2013-2014</text:span><text:span text:style-name="T7">)</text:span></text:p>
            <text:p text:style-name="P13"><text:span text:style-name="T7">- </text:span><text:span text:style-name="T9">Attentively listened to customers over the phone, </text:span><text:span text:style-name="T7">helping them make various choices about inventory, giving them advanced information about stock, and </text:span></text:p>
            <text:p text:style-name="P13"><text:span text:style-name="T7">other general or detailed specifics on storefronts and website.</text:span></text:p>
            <text:p text:style-name="P13"><text:span text:style-name="T7">- Recognized state and federal regulations regarding personal data and various users' bank and credit accounts in order to assist them in making </text:span></text:p>
            <text:p text:style-name="P13"><text:span text:style-name="T7">purchases through First Electronic Bank and associated credit cards.</text:span></text:p>
            <text:p text:style-name="P13"><text:span text:style-name="T10">- Responded to customer e-mails and related electronic correspondence</text:span></text:p>
            <text:p text:style-name="P13"><text:span text:style-name="T10">- Contacted storefronts, on various customers' behalf, to initiate callbacks and close cases with department managers.</text:span></text:p>
            <text:p text:style-name="P13"><text:span text:style-name="T10">- Prepared various advertising placements for our advertising department to put on our website.</text:span></text:p>
            <text:p text:style-name="P13"><text:span text:style-name="T10">- Handled escalated calls and carefully resolved orders resulting from human or system error.</text:span></text:p>
            <text:p text:style-name="P13"><text:span text:style-name="T10">- Led and issued small team projects to associates.</text:span></text:p>
          </draw:text-box>
        </draw:frame>
        <draw:frame draw:style-name="gr7" draw:text-style-name="P14" draw:layer="layout" svg:width="10.287cm" svg:height="5.649cm" svg:x="0.254cm" svg:y="21.488cm">
          <draw:text-box>
            <text:p text:style-name="P14"><text:span text:style-name="T11">Ohlone College (2007-2011)</text:span></text:p>
            <text:p text:style-name="P14"><text:span text:style-name="T11">AS Natural Science</text:span></text:p>
            <text:p text:style-name="P12"><text:span text:style-name="T12">AA Liberal Arts</text:span></text:p>
            <text:p text:style-name="P12"><text:span text:style-name="T12"/></text:p>
            <text:p text:style-name="P12"><text:span text:style-name="T12">James Logan High School (2002-2006)</text:span></text:p>
            <text:p text:style-name="P12"><text:span text:style-name="T12">High School Diploma</text:span></text:p>
          </draw:text-box>
        </draw:frame>
        <draw:frame draw:style-name="gr8" draw:text-style-name="P15" draw:layer="layout" svg:width="10.465cm" svg:height="11.481cm" svg:x="10.516cm" svg:y="4.902cm">
          <draw:text-box>
            <text:p text:style-name="P15"><text:span text:style-name="T13">Customer Service Sales Associate</text:span></text:p>
          </draw:text-box>
        </draw:frame>
        <draw:frame draw:style-name="gr3" draw:text-style-name="P15" draw:layer="layout" svg:width="3.575cm" svg:height="0.823cm" svg:x="10.516cm" svg:y="17.069cm">
          <draw:text-box>
            <text:p><text:span text:style-name="T13">Lorem ips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ulleted_20_List" style:display-name="Bulleted List" style:family="graphic">
      <style:paragraph-properties fo:margin-top="0cm" fo:margin-bottom="0cm" style:line-height-at-least="0.31cm" fo:text-align="justify" style:text-autospace="none"/>
      <style:text-properties fo:letter-spacing="-0.009cm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2T05:58:17.18</meta:creation-date>
    <dc:date>2015-01-12T09:22:33.63</dc:date>
    <meta:editing-duration>PT3H24M2S</meta:editing-duration>
    <meta:editing-cycles>35</meta:editing-cycles>
    <meta:generator>OpenOffice/4.1.1$Win32 OpenOffice.org_project/411m6$Build-9775</meta:generator>
    <meta:document-statistic meta:object-count="14"/>
  </office:meta>
</office:document-meta>
</file>